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nus" svg:font-family="Tinu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nus" officeooo:rsid="000a56fb" officeooo:paragraph-rsid="000a56fb"/>
    </style:style>
    <style:style style:name="P2" style:family="paragraph" style:parent-style-name="Standard">
      <style:text-properties style:font-name="Tinus" fo:font-size="22pt" fo:font-weight="normal" officeooo:rsid="000a56fb" officeooo:paragraph-rsid="000a56fb" style:font-size-asian="22pt" style:font-weight-asian="normal" style:font-size-complex="2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u navegarei</text:p>
      <text:p text:style-name="P1"/>
      <text:p text:style-name="P1"/>
      <text:p text:style-name="P1"><text:span text:style-name="T1">Intro</text:span>: Am (G Am) G <text:s/>Dm E</text:p>
      <text:p text:style-name="P1"/>
      <text:p text:style-name="P1"/>
      <text:p text:style-name="P1"/>
      <text:p text:style-name="P1"><text:s text:c="10"/>Am <text:s text:c="4"/></text:p>
      <text:p text:style-name="P1">Eu navegarei <text:s text:c="7"/></text:p>
      <text:p text:style-name="P1"><text:s text:c="35"/>G</text:p>
      <text:p text:style-name="P1">no oceano do espírito</text:p>
      <text:p text:style-name="P1"><text:s text:c="15"/>F <text:s text:c="2"/>Dm <text:s text:c="2"/></text:p>
      <text:p text:style-name="P1">Ali adorarei <text:s text:c="9"/></text:p>
      <text:p text:style-name="P1"><text:s text:c="27"/>E</text:p>
      <text:p text:style-name="P1">ao Deus do meu amor <text:s/>(2x)</text:p>
      <text:p text:style-name="P1"/>
      <text:p text:style-name="P1"/>
      <text:p text:style-name="P1"/>
      <text:p text:style-name="P1">(Refrão) </text:p>
      <text:p text:style-name="P1"><text:s text:c="13"/>Am <text:s text:c="7"/></text:p>
      <text:p text:style-name="P1">Espírito, Espírito <text:s text:c="6"/></text:p>
      <text:p text:style-name="P1"><text:s text:c="29"/>G</text:p>
      <text:p text:style-name="P1">Que desce como fogo</text:p>
      <text:p text:style-name="P1"><text:s text:c="36"/>F Dm <text:s text:c="2"/></text:p>
      <text:p text:style-name="P1">Vem como em pentecoste <text:s text:c="5"/></text:p>
      <text:p text:style-name="P1"><text:s text:c="24"/>E</text:p>
      <text:p text:style-name="P1">E enche-me de novo (2x)</text:p>
      <text:p text:style-name="P1"/>
      <text:p text:style-name="P1"/>
      <text:p text:style-name="P1"/>
      <text:p text:style-name="P1"><text:s text:c="10"/>Am <text:s text:c="33"/>G</text:p>
      <text:p text:style-name="P1">Eu adorarei <text:s/>ao Deus da minha vida</text:p>
      <text:p text:style-name="P1"><text:s text:c="28"/>F Dm <text:s text:c="2"/></text:p>
      <text:p text:style-name="P1">Que me compreendeu <text:s text:c="3"/></text:p>
      <text:p text:style-name="P1"><text:s text:c="34"/>E</text:p>
      <text:p text:style-name="P1">Sem nenhuma explicação <text:s/>(2x)</text:p>
      <text:p text:style-name="P1"/>
      <text:p text:style-name="P1"/>
      <text:p text:style-name="P1"/>
      <text:p text:style-name="P1">(Refrão)</text:p>
      <text:p text:style-name="P1"><text:s text:c="13"/>Am <text:s text:c="9"/></text:p>
      <text:p text:style-name="P1">Espírito, Espírito <text:s text:c="2"/></text:p>
      <text:p text:style-name="P1"><text:s text:c="31"/>G</text:p>
      <text:p text:style-name="P1">Que desce como fogo ( Fogo Santo!) </text:p>
      <text:p text:style-name="P1"><text:s text:c="36"/>F Dm <text:s text:c="2"/></text:p>
      <text:p text:style-name="P1">Vem como em pentecoste <text:s text:c="3"/></text:p>
      <text:p text:style-name="P1"><text:s text:c="24"/>E</text:p>
      <text:p text:style-name="P1">E enche-me de novo (2x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nus" svg:font-family="Tinu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7:22:35.928864180</meta:creation-date>
    <dc:date>2017-06-18T17:29:42.964669787</dc:date>
    <meta:editing-duration>PT7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92" meta:character-count="893" meta:non-whitespace-character-count="352"/>
  </office:meta>
</office:document-meta>
</file>